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dash" style:text-underline-width="auto" style:text-underline-color="font-colo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fo:font-size="18pt" style:text-underline-style="dash" style:text-underline-width="auto" style:text-underline-color="font-color" style:font-size-asian="18pt" style:font-size-complex="18pt"/>
    </style:style>
    <style:style style:name="T4" style:family="text">
      <style:text-properties fo:font-size="18pt" style:text-underline-style="none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3.334cm" svg:height="1.27cm" svg:x="16.97cm" svg:y="8.493cm">
          <text:p>DVD</text:p>
        </draw:rect>
        <draw:ellipse draw:style-name="gr2" draw:text-style-name="P2" xml:id="id2" draw:id="id2" draw:layer="layout" svg:width="3.81cm" svg:height="1.778cm" svg:x="4.783cm" svg:y="1.362cm">
          <text:p text:style-name="P1"><text:span text:style-name="T1">customer_id</text:span></text:p>
        </draw:ellipse>
        <draw:ellipse draw:style-name="gr2" draw:text-style-name="P1" xml:id="id3" draw:id="id3" draw:layer="layout" svg:width="5.307cm" svg:height="2.051cm" svg:x="3.286cm" svg:y="3.775cm">
          <text:p text:style-name="P1">customer_name</text:p>
        </draw:ellipse>
        <draw:ellipse draw:style-name="gr2" draw:text-style-name="P1" draw:layer="layout" svg:width="3.81cm" svg:height="1.778cm" svg:x="4.302cm" svg:y="20.812cm">
          <text:p text:style-name="P1">album_name</text:p>
        </draw:ellipse>
        <draw:ellipse draw:style-name="gr2" draw:text-style-name="P3" draw:layer="layout" svg:width="3.81cm" svg:height="1.778cm" svg:x="1.127cm" svg:y="19.669cm">
          <text:p text:style-name="P1"><text:span text:style-name="T2">album_id</text:span></text:p>
        </draw:ellipse>
        <draw:ellipse draw:style-name="gr2" draw:text-style-name="P1" draw:layer="layout" svg:width="3.81cm" svg:height="1.651cm" svg:x="8.112cm" svg:y="20.304cm">
          <text:p text:style-name="P1">Artist Name</text:p>
        </draw:ellipse>
        <draw:rect draw:style-name="gr3" xml:id="id5" draw:id="id5" draw:layer="layout" svg:width="4.064cm" svg:height="1.27cm" svg:x="4.683cm" svg:y="16.621cm">
          <text:p/>
        </draw:rect>
        <draw:rect draw:style-name="gr1" draw:text-style-name="P5" draw:layer="layout" svg:width="3.56cm" svg:height="0.876cm" svg:x="5.064cm" svg:y="16.761cm">
          <text:p text:style-name="P4">Album</text:p>
        </draw:rect>
        <draw:rect draw:style-name="gr3" draw:layer="layout" svg:width="2.794cm" svg:height="1.143cm" svg:x="5.445cm" svg:y="8.62cm">
          <text:p/>
        </draw:rect>
        <draw:rect draw:style-name="gr1" draw:text-style-name="P5" draw:layer="layout" svg:width="2.403cm" svg:height="0.875cm" svg:x="5.455cm" svg:y="8.747cm">
          <text:p text:style-name="P4">CD</text:p>
        </draw:rect>
        <draw:rect draw:style-name="gr1" xml:id="id1" draw:id="id1" draw:layer="layout" svg:width="3.072cm" svg:height="1.181cm" svg:x="11.898cm" svg:y="2.74cm">
          <text:p text:style-name="P1">Customer </text:p>
        </draw:rect>
        <draw:custom-shape draw:style-name="gr4" draw:text-style-name="P1" draw:layer="layout" svg:width="4.76cm" svg:height="1.904cm" svg:x="10.72cm" svg:y="7.9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81cm" svg:height="1.524cm" svg:x="11.171cm" svg:y="8.172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4.76cm" svg:height="1.904cm" svg:x="10.719cm" svg:y="7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81cm" svg:height="1.524cm" svg:x="11.17cm" svg:y="8.171cm">
          <text:p text:style-name="P1">Buy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76cm" svg:height="1.904cm" svg:x="15.097cm" svg:y="10.5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76cm" svg:height="1.904cm" svg:x="4.429cm" svg:y="10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81cm" svg:height="1.524cm" svg:x="4.815cm" svg:y="11.028cm">
          <text:p text:style-name="P1">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11.898cm" svg:y1="3.33cm" svg:x2="8.593cm" svg:y2="2.251cm" draw:start-shape="id1" draw:start-glue-point="3" draw:end-shape="id2" draw:end-glue-point="1" svg:d="m11898 3330-3305-1079">
          <text:p/>
        </draw:connector>
        <draw:connector draw:style-name="gr6" draw:text-style-name="P1" draw:layer="layout" draw:type="line" svg:x1="11.898cm" svg:y1="3.33cm" svg:x2="8.593cm" svg:y2="4.8cm" draw:start-shape="id1" draw:start-glue-point="3" draw:end-shape="id3" draw:end-glue-point="1" svg:d="m11898 3330-3305 1470">
          <text:p/>
        </draw:connector>
        <draw:connector draw:style-name="gr6" draw:text-style-name="P1" draw:layer="layout" draw:type="line" svg:x1="13.434cm" svg:y1="3.921cm" svg:x2="13.099cm" svg:y2="7.99cm" draw:start-shape="id1" draw:start-glue-point="2" draw:end-shape="id4" draw:end-glue-point="4" svg:d="m13434 3921-335 4069">
          <text:p/>
        </draw:connector>
        <draw:connector draw:style-name="gr6" draw:text-style-name="P1" draw:layer="layout" draw:type="line" svg:x1="9.571cm" svg:y1="19.996cm" svg:x2="6.715cm" svg:y2="17.891cm" draw:end-shape="id5" draw:end-glue-point="2" svg:d="m9571 19996-2856-2105">
          <text:p/>
        </draw:connector>
        <draw:line draw:style-name="gr6" draw:text-style-name="P1" draw:layer="layout" svg:x1="11.301cm" svg:y1="8.62cm" svg:x2="8.239cm" svg:y2="8.62cm">
          <text:p/>
        </draw:line>
        <draw:line draw:style-name="gr6" draw:text-style-name="P1" draw:layer="layout" svg:x1="12.811cm" svg:y1="9.763cm" svg:x2="7.985cm" svg:y2="9.757cm">
          <text:p/>
        </draw:line>
        <draw:frame draw:style-name="gr7" draw:layer="layout" svg:width="0.127cm" svg:height="0.962cm" svg:x="13.357cm" svg:y="7.21cm">
          <draw:text-box>
            <text:p>1</text:p>
          </draw:text-box>
        </draw:frame>
        <draw:line draw:style-name="gr6" draw:text-style-name="P1" draw:layer="layout" svg:x1="6.207cm" svg:y1="12.43cm" svg:x2="6.207cm" svg:y2="16.621cm">
          <text:p/>
        </draw:line>
        <draw:line draw:style-name="gr6" draw:text-style-name="P1" draw:layer="layout" svg:x1="7.35cm" svg:y1="12.43cm" svg:x2="7.35cm" svg:y2="16.494cm">
          <text:p/>
        </draw:line>
        <draw:frame draw:style-name="gr8" draw:layer="layout" svg:width="0.959cm" svg:height="0.962cm" svg:x="9.058cm" svg:y="7.468cm">
          <draw:text-box>
            <text:p>N</text:p>
          </draw:text-box>
        </draw:frame>
        <draw:line draw:style-name="gr6" draw:text-style-name="P1" draw:layer="layout" svg:x1="7.604cm" svg:y1="10.779cm" svg:x2="7.508cm" svg:y2="9.703cm">
          <text:p/>
        </draw:line>
        <draw:line draw:style-name="gr6" draw:text-style-name="P1" draw:layer="layout" svg:x1="6.461cm" svg:y1="9.763cm" svg:x2="6.588cm" svg:y2="10.779cm">
          <text:p/>
        </draw:line>
        <draw:frame draw:style-name="gr9" draw:layer="layout" svg:width="1.031cm" svg:height="0.962cm" svg:x="8.239cm" svg:y="10.198cm">
          <draw:text-box>
            <text:p>M</text:p>
          </draw:text-box>
        </draw:frame>
        <draw:line draw:style-name="gr10" draw:text-style-name="P1" draw:layer="layout" svg:x1="8.752cm" svg:y1="17.378cm" svg:x2="10.784cm" svg:y2="17.505cm">
          <text:p/>
        </draw:line>
        <draw:line draw:style-name="gr10" draw:text-style-name="P1" draw:layer="layout" svg:x1="8.493cm" svg:y1="17.891cm" svg:x2="11.668cm" svg:y2="18.018cm">
          <text:p/>
        </draw:line>
        <draw:custom-shape draw:style-name="gr4" draw:text-style-name="P1" draw:layer="layout" svg:width="4.76cm" svg:height="1.904cm" svg:x="10.906cm" svg:y="16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81cm" svg:height="1.524cm" svg:x="11.287cm" svg:y="16.875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4.335cm" svg:y1="18.145cm" svg:x2="15.605cm" svg:y2="19.669cm">
          <text:p/>
        </draw:line>
        <draw:rect draw:style-name="gr3" draw:layer="layout" svg:width="2.697cm" svg:height="1.143cm" svg:x="14.432cm" svg:y="19.669cm">
          <text:p/>
        </draw:rect>
        <draw:rect draw:style-name="gr1" draw:text-style-name="P5" draw:layer="layout" svg:width="2.281cm" svg:height="0.876cm" svg:x="14.594cm" svg:y="19.796cm">
          <text:p text:style-name="P4">Track</text:p>
        </draw:rect>
        <draw:line draw:style-name="gr10" draw:text-style-name="P1" draw:layer="layout" svg:x1="15.732cm" svg:y1="20.812cm" svg:x2="13.954cm" svg:y2="22.336cm">
          <text:p/>
        </draw:line>
        <draw:ellipse draw:style-name="gr2" draw:text-style-name="P3" draw:layer="layout" svg:width="3.81cm" svg:height="1.778cm" svg:x="11.922cm" svg:y="22.336cm">
          <text:p text:style-name="P1"><text:span text:style-name="T3">track_id</text:span></text:p>
        </draw:ellipse>
        <draw:line draw:style-name="gr10" draw:text-style-name="P1" draw:layer="layout" svg:x1="15.732cm" svg:y1="20.812cm" svg:x2="17.383cm" svg:y2="22.59cm">
          <text:p/>
        </draw:line>
        <draw:ellipse draw:style-name="gr2" draw:text-style-name="P6" draw:layer="layout" svg:width="3.81cm" svg:height="1.904cm" svg:x="15.986cm" svg:y="22.463cm">
          <text:p text:style-name="P6"><text:span text:style-name="T4">Title</text:span></text:p>
        </draw:ellipse>
        <draw:frame draw:style-name="gr11" draw:text-style-name="P1" draw:layer="layout" svg:width="1.103cm" svg:height="0.963cm" svg:x="16.875cm" svg:y="11.033cm">
          <draw:text-box>
            <text:p text:style-name="P1">IS</text:p>
          </draw:text-box>
        </draw:frame>
        <draw:custom-shape draw:style-name="gr5" draw:text-style-name="P1" draw:layer="layout" svg:width="3.81cm" svg:height="1.524cm" svg:x="15.478cm" svg:y="10.652cm">
          <text:p text:style-name="P1">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18.399cm" svg:y1="9.769cm" svg:x2="13.573cm" svg:y2="9.763cm">
          <text:p/>
        </draw:line>
        <draw:line draw:style-name="gr6" draw:text-style-name="P1" draw:layer="layout" svg:x1="17.524cm" svg:y1="8.493cm" svg:x2="14.462cm" svg:y2="8.493cm">
          <text:p/>
        </draw:line>
        <draw:frame draw:style-name="gr8" draw:layer="layout" svg:width="0.959cm" svg:height="0.962cm" svg:x="15.789cm" svg:y="7.404cm">
          <draw:text-box>
            <text:p>N</text:p>
          </draw:text-box>
        </draw:frame>
        <draw:rect draw:style-name="gr1" draw:text-style-name="P5" draw:layer="layout" svg:width="2.403cm" svg:height="0.875cm" svg:x="17.256cm" svg:y="8.747cm">
          <text:p text:style-name="P4">DVD</text:p>
        </draw:rect>
        <draw:line draw:style-name="gr6" draw:text-style-name="P1" draw:layer="layout" svg:x1="18.526cm" svg:y1="10.966cm" svg:x2="18.43cm" svg:y2="9.89cm">
          <text:p/>
        </draw:line>
        <draw:line draw:style-name="gr6" draw:text-style-name="P1" draw:layer="layout" svg:x1="17.764cm" svg:y1="9.636cm" svg:x2="17.891cm" svg:y2="10.652cm">
          <text:p/>
        </draw:line>
        <draw:frame draw:style-name="gr9" draw:layer="layout" svg:width="1.031cm" svg:height="0.962cm" svg:x="18.653cm" svg:y="10.017cm">
          <draw:text-box>
            <text:p>M</text:p>
          </draw:text-box>
        </draw:frame>
        <draw:ellipse draw:style-name="gr2" draw:text-style-name="P6" draw:layer="layout" svg:width="3.81cm" svg:height="1.904cm" svg:x="13.573cm" svg:y="24.749cm">
          <text:p text:style-name="P6"><text:span text:style-name="T4">Length</text:span></text:p>
        </draw:ellipse>
        <draw:line draw:style-name="gr10" draw:text-style-name="P1" draw:layer="layout" svg:x1="15.732cm" svg:y1="20.811cm" svg:x2="15.732cm" svg:y2="24.495cm">
          <text:p/>
        </draw:line>
        <draw:line draw:style-name="gr6" draw:text-style-name="P1" draw:layer="layout" svg:x1="15.732cm" svg:y1="11.668cm" svg:x2="14.335cm" svg:y2="12.557cm">
          <text:p/>
        </draw:line>
        <draw:line draw:style-name="gr6" draw:text-style-name="P1" draw:layer="layout" svg:x1="16.24cm" svg:y1="12.049cm" svg:x2="14.843cm" svg:y2="12.938cm">
          <text:p/>
        </draw:line>
        <draw:rect draw:style-name="gr3" draw:layer="layout" svg:width="2.697cm" svg:height="1.143cm" svg:x="12.176cm" svg:y="12.557cm">
          <text:p/>
        </draw:rect>
        <draw:rect draw:style-name="gr1" draw:text-style-name="P5" draw:layer="layout" svg:width="2.281cm" svg:height="0.876cm" svg:x="12.435cm" svg:y="12.684cm">
          <text:p text:style-name="P4">Movie</text:p>
        </draw:rect>
        <draw:line draw:style-name="gr10" draw:text-style-name="P1" draw:layer="layout" svg:x1="14.843cm" svg:y1="13.573cm" svg:x2="17.637cm" svg:y2="13.573cm">
          <text:p/>
        </draw:line>
        <draw:line draw:style-name="gr10" draw:text-style-name="P1" draw:layer="layout" svg:x1="14.462cm" svg:y1="13.7cm" svg:x2="16.621cm" svg:y2="14.716cm">
          <text:p/>
        </draw:line>
        <draw:line draw:style-name="gr10" draw:text-style-name="P1" draw:layer="layout" svg:x1="14.208cm" svg:y1="13.827cm" svg:x2="13.192cm" svg:y2="14.843cm">
          <text:p/>
        </draw:line>
        <draw:ellipse draw:style-name="gr2" draw:text-style-name="P2" draw:layer="layout" svg:width="3.81cm" svg:height="1.904cm" svg:x="10.652cm" svg:y="14.59cm">
          <text:p text:style-name="P1"><text:span text:style-name="T2">Title</text:span><text:span text:style-name="T5">_id</text:span></text:p>
        </draw:ellipse>
        <draw:ellipse draw:style-name="gr2" draw:text-style-name="P6" draw:layer="layout" svg:width="3.81cm" svg:height="1.904cm" svg:x="15.986cm" svg:y="14.59cm">
          <text:p text:style-name="P6"><text:span text:style-name="T4">Title</text:span></text:p>
        </draw:ellipse>
        <draw:ellipse draw:style-name="gr2" draw:text-style-name="P6" draw:layer="layout" svg:width="3.81cm" svg:height="1.904cm" svg:x="16.875cm" svg:y="12.558cm">
          <text:p text:style-name="P6"><text:span text:style-name="T4">Studio Name</text:span></text:p>
        </draw:ellipse>
        <draw:line draw:style-name="gr10" draw:text-style-name="P1" draw:layer="layout" svg:x1="11.033cm" svg:y1="13.446cm" svg:x2="12.303cm" svg:y2="13.446cm">
          <text:p/>
        </draw:line>
        <draw:ellipse draw:style-name="gr2" draw:text-style-name="P2" draw:layer="layout" svg:width="3.81cm" svg:height="1.904cm" svg:x="7.858cm" svg:y="12.304cm">
          <text:p text:style-name="P1">Price</text:p>
        </draw:ellipse>
        <draw:connector draw:style-name="gr6" draw:text-style-name="P1" draw:layer="layout" draw:type="line" svg:x1="6.842cm" svg:y1="20.81cm" svg:x2="6.715cm" svg:y2="17.89cm" svg:d="m6842 20810-127-2920">
          <text:p/>
        </draw:connector>
        <draw:connector draw:style-name="gr6" draw:text-style-name="P1" draw:layer="layout" draw:type="line" svg:x1="4.114cm" svg:y1="19.752cm" svg:x2="6.715cm" svg:y2="17.889cm" svg:d="m4114 19752 2601-1863">
          <text:p/>
        </draw:connector>
        <draw:line draw:style-name="gr10" draw:text-style-name="P1" draw:layer="layout" svg:x1="13.7cm" svg:y1="18.145cm" svg:x2="14.97cm" svg:y2="19.669cm">
          <text:p/>
        </draw:line>
        <draw:frame draw:style-name="gr7" draw:layer="layout" svg:width="0.127cm" svg:height="0.962cm" svg:x="5.318cm" svg:y="14.897cm">
          <draw:text-box>
            <text:p>1</text:p>
          </draw:text-box>
        </draw:frame>
        <draw:frame draw:style-name="gr8" draw:layer="layout" svg:width="0.959cm" svg:height="0.962cm" svg:x="9.566cm" svg:y="16.24cm">
          <draw:text-box>
            <text:p>N</text:p>
          </draw:text-box>
        </draw:frame>
        <draw:frame draw:style-name="gr8" draw:layer="layout" svg:width="1.031cm" svg:height="0.962cm" svg:x="16.113cm" svg:y="18.399cm">
          <draw:text-box>
            <text:p>M</text:p>
          </draw:text-box>
        </draw:frame>
        <draw:frame draw:style-name="gr7" draw:layer="layout" svg:width="0.559cm" svg:height="0.962cm" svg:x="13.954cm" svg:y="11.414cm">
          <draw:text-box>
            <text:p>1</text:p>
          </draw:text-box>
        </draw:frame>
        <draw:ellipse draw:style-name="gr2" draw:text-style-name="P2" xml:id="id7" draw:id="id7" draw:layer="layout" svg:width="3.81cm" svg:height="1.904cm" svg:x="0.629cm" svg:y="17.501cm">
          <text:p text:style-name="P1">Price</text:p>
        </draw:ellipse>
        <draw:ellipse draw:style-name="gr2" draw:text-style-name="P2" xml:id="id6" draw:id="id6" draw:layer="layout" svg:width="3.81cm" svg:height="1.904cm" svg:x="9.763cm" svg:y="18.399cm">
          <text:p text:style-name="P1">Publisher</text:p>
        </draw:ellipse>
        <draw:connector draw:style-name="gr6" draw:text-style-name="P1" draw:layer="layout" draw:type="line" svg:x1="9.763cm" svg:y1="19.351cm" svg:x2="6.588cm" svg:y2="17.891cm" draw:start-shape="id6" draw:start-glue-point="3" svg:d="m9763 19351-3175-1460">
          <text:p/>
        </draw:connector>
        <draw:connector draw:style-name="gr6" draw:text-style-name="P1" draw:layer="layout" draw:type="line" svg:x1="4.439cm" svg:y1="18.453cm" svg:x2="6.588cm" svg:y2="17.89cm" draw:start-shape="id7" draw:start-glue-point="1" svg:d="m4439 18453 2149-5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eri Cabral</meta:initial-creator>
    <meta:creation-date>2013-01-03T11:55:40</meta:creation-date>
    <dc:date>2013-01-30T22:34:38</dc:date>
    <dc:creator>Rena Bear</dc:creator>
    <meta:editing-duration>PT1H1M12S</meta:editing-duration>
    <meta:editing-cycles>2</meta:editing-cycles>
    <meta:generator>OpenOffice.org/3.4.1$Unix OpenOffice.org_project/341m1$Build-9593</meta:generator>
    <meta:document-statistic meta:object-count="76"/>
  </office:meta>
</office:document-meta>
</file>